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Auteur : Abdallah Ben Othman</text:p>
      <text:p text:style-name="P2">Date : 1/11/2015</text:p>
      <text:p text:style-name="P2"/>
      <text:p text:style-name="P1">Mortal Space : </text:p>
      <text:p text:style-name="P1">Gameplay cahier des charges</text:p>
      <text:p text:style-name="P1"/>
      <text:p text:style-name="P2">Ce document à pour but d'établir le cahier des charges impliquant le gameplay du jeu. Celui-ci peut être révisé au cours du développement, cependant cette révision doit se faire avec l'accord de l'équipe, et être compatible avec les choix et développements techniques déjà établis. </text:p>
      <text:p text:style-name="P2">Tous auteur de modifications dois rajouter son nom, ainsi que la date des modifications.</text:p>
      <text:p text:style-name="P2"/>
      <text:p text:style-name="P5">Style de jeu : Survival, shoot'em up-rpg</text:p>
      <text:p text:style-name="P2"/>
      <text:p text:style-name="P2">Le personnage est vu de dessus, la caméra a un angle de 90° par rapport au sol. </text:p>
      <text:p text:style-name="P2">NB : cela rend le design graphique plus difficile (et le jeu sera surement moins beau),</text:p>
      <text:p text:style-name="P2">mais cela permet un développement plus facile au niveau du code. </text:p>
      <text:p text:style-name="P2"/>
      <text:p text:style-name="P2">Le personnage doit récupérer des ressources afin de pouvoir continuer à jouer, </text:p>
      <text:p text:style-name="P2">pour le moment on a le carburant (ou énergie), indispensable pour le déplacement </text:p>
      <text:p text:style-name="P2">du vaisseau et donc la continuité de la partie, et la récup (scrap) qui permet de modifier son personnage en lui permettant d'augmenter sa combinaison, voir aussi son vaisseau. </text:p>
      <text:p text:style-name="P2"/>
      <text:p text:style-name="P2">Le jeu propose trois niveaux de difficulté : </text:p>
      <text:p text:style-name="P2"><text:tab/>-facile : Peu de perte (un peu de ressource), possibilité de clonage, mort peu dangereuse. </text:p>
      <text:p text:style-name="P2"><text:tab/>-Moyen : Perte d'équipement et de ressource</text:p>
      <text:p text:style-name="P2"><text:tab/>-Hardcore : La mort est définitive, la sauvegarde du personnage est supprimée (il faudra <text:tab/> pensé à intégrer un système de protection pour empêcher les duplicatas de sauvegarde).</text:p>
      <text:p text:style-name="P2"/>
      <text:p text:style-name="P5">Personnage</text:p>
      <text:p text:style-name="P3"/>
      <text:p text:style-name="P3">Attribut du personnage : </text:p>
      <text:p text:style-name="P3"><text:tab/>-Point de Vie (PV)</text:p>
      <text:p text:style-name="P3"><text:tab/>-Armure (TODO définie le fonctionnement de l'armure : direct, D&amp;D, Diablo)</text:p>
      <text:p text:style-name="P3"><text:tab/>-Bonus dégat</text:p>
      <text:p text:style-name="P3"><text:tab/>-Mana; pour l'usage des aptitudes </text:p>
      <text:p text:style-name="P3"><text:tab/> (énergie, mais différente de celle du vaisseau, il faut donc un autre terme)</text:p>
      <text:p text:style-name="P3"><text:tab/>-Oxygène (détermine le temps de survie dans un donjon). </text:p>
      <text:p text:style-name="P3"><text:tab/>-Vitesse de déplacement</text:p>
      <text:p text:style-name="P3"><text:tab/>-Poids portable (On gère l'encombrement par poids uniquement)</text:p>
      <text:p text:style-name="P3"><text:tab/>-Place dans l'inventaire (on part sur quelque chose d'infini).</text:p>
      <text:p text:style-name="P3"><text:tab/>-Nombre de balle transportable (On en a pas discuté, c'est un ajout de ma part, ce pourrait </text:p>
      <text:p text:style-name="P3"><text:tab/> être une carac en plus, il faudra en reparler). </text:p>
      <text:p text:style-name="P3"><text:tab/></text:p>
      <text:p text:style-name="P3">Arme : </text:p>
      <text:p text:style-name="P3"><text:tab/>-Dégat</text:p>
      <text:p text:style-name="P3"><text:tab/>-Dégat élémentaire (ou spécifique à un biome, soit l'un soit l'autre, il faudra choisir)</text:p>
      <text:p text:style-name="P2"><text:s/><text:tab/>-Vitesse rechargement</text:p>
      <text:p text:style-name="P2"><text:tab/>-Cadence de tir</text:p>
      <text:p text:style-name="P2"><text:tab/>-Capacité chargeur</text:p>
      <text:p text:style-name="P2"><text:soft-page-break/><text:tab/>-Précision (Attention tout de même à ce type de propriété dans ce type de jeu). </text:p>
      <text:p text:style-name="P2"><text:tab/>-Portée</text:p>
      <text:p text:style-name="P2"><text:tab/>-Vitesse de projectile</text:p>
      <text:p text:style-name="P2"/>
      <text:p text:style-name="P2">Toutes Ces caractéristiques peuvent être améliorées dans le vaisseau en dépensant de la récup. Reste à savoir si les point dépensés pour les carac affectant les armes se greffent sur la combinaison, si ils sont attribués à l'arme uniquement ou si les deux sont possible (avec un prix et un ratio d'amélioration différent). </text:p>
      <text:p text:style-name="P2"/>
      <text:p text:style-name="P2">Le joueur à aussi des emplacement sur sa combinaison pour placer des modules lui donnant des aptitudes activables ou passives qui peuvent aussi faire l'objet d'amélioration (il faut déterminer le nombre de module donné au joueur, et déterminé ces aptitudes).</text:p>
      <text:p text:style-name="P2"/>
      <text:p text:style-name="P2">Les balles ne peuvent pas entrer en collision avec d'autres balles, elles rentrent en collision avec tous le reste cependant. </text:p>
      <text:p text:style-name="P2"/>
      <text:p text:style-name="P2">Les missiles rentre en collision avec tout, la seule spécificité est le fait qu'il faut X balles pour détruire un missile en pleine air (Il reste à définir ce nombre, fixe ou variant celon le type de missile). </text:p>
      <text:p text:style-name="P2"/>
      <text:p text:style-name="P2">Loot : </text:p>
      <text:p text:style-name="P2">Le seul moyen de récupérer des armes est de looter sur un ennemi, les armes sont définies dans le jeu de manière fixe (une génération aléatoire pourrait être intéressante, mais ceci sera révisable si et seulement si on termine le développement du reste. )</text:p>
      <text:p text:style-name="P2"/>
      <text:p text:style-name="P3">Les armes peuvent-elles être recyclée en récup ? On en a pas parlé non plus.</text:p>
      <text:p text:style-name="P2"/>
      <text:p text:style-name="P5">Environnement :</text:p>
      <text:p text:style-name="P4"/>
      <text:p text:style-name="P3">L'environnement dépend des factions (ou biome), dans un premier temps, une seule faction sera développé, il est prévu dans faire trois (disons au minimum), mais la priorité est d'en avoir une déjà.</text:p>
      <text:p text:style-name="P3"/>
      <text:p text:style-name="P3">Les donjons sont généré aléatoirement, il faudra donc créer un générateur, ce qui est loin d'être évident, bref une partie fun du projet. </text:p>
      <text:p text:style-name="P3"/>
      <text:p text:style-name="P3">Les donjons ont également des zones de téléportation où le joueur ne peut quitter le donjon que dans une de ces zones. </text:p>
      <text:p text:style-name="P3"/>
      <text:p text:style-name="P3">Les donjons sont dur est présente de nombreux danger, la limite d'oxygène et de munitions n'autorise pas le joueur à parcourir l'ensemble d'un donjon, bien souvent il repart par manque d'une des deux ressources (enfin ça c'est plus une proposition, mais ça accentue le côté survie, on en reparle aussi). </text:p>
      <text:p text:style-name="P3"/>
      <text:p text:style-name="P3">Il est impossible de sauvegarder en donjon. </text:p>
      <text:p text:style-name="P3"/>
      <text:p text:style-name="P3">Le joueur doit faire ces propres munition, avec de la récup (donc son xp et son argent vu que c'est la même ressource, j'aime bien cette idée). </text:p>
      <text:p text:style-name="P3"/>
      <text:p text:style-name="P3">L'inventaire du vaisseau est limité pour les ressources, carburant, récup, balle, objet en tout genre. </text:p>
      <text:p text:style-name="P3"/>
      <text:p text:style-name="P3">Le loot possible dans les environnement est le suivant : carburant, oxygène, balle, , récup, (mana) ? </text:p>
      <text:p text:style-name="P3">Il restera à définir le ratio de loot, mon avis personnel : </text:p>
      <text:p text:style-name="P3"><text:soft-page-break/><text:tab/>-le loot de carburant doit être faible voir moyen, </text:p>
      <text:p text:style-name="P3"><text:tab/>-le loot de récup systématique ou presque (vu que c'est l'xp et l'argent), </text:p>
      <text:p text:style-name="P3"><text:tab/>-l'oxygène et les balles très rare voir presque inexistant (ce qui force le joueur à faire un <text:tab/> travail de préparation et rend le chose vraiment survie)</text:p>
      <text:p text:style-name="P3"/>
      <text:p text:style-name="P3">Cette question n'est pas prioritaire, le ratio peut être aisément modifié, cependant elle doit être discuter avec toute l'équipe. </text:p>
      <text:p text:style-name="P3"/>
      <text:p text:style-name="P5">Camera : </text:p>
      <text:p text:style-name="P5"><text:span text:style-name="T1"/></text:p>
      <text:p text:style-name="P5"><text:span text:style-name="T1">La caméra reste toujours centré sur le joueur. </text:span></text:p>
      <text:p text:style-name="P5"><text:span text:style-name="T1">Visibilité: cette question n'est pas élucidée (ou alors j'ai raté la conclusion, c'est possible aussi) : par pièce ? Brouillard de guerre ? Light radius ?</text:span></text:p>
      <text:p text:style-name="P5"><text:span text:style-name="T1"/></text:p>
      <text:p text:style-name="P5"><text:span text:style-name="T1">Cela peut donner lieu à des passages spécifiques : </text:span></text:p>
      <text:p text:style-name="P5"><text:span text:style-name="T1"><text:tab/>-zones totalement obscure</text:span></text:p>
      <text:p text:style-name="P5"><text:span text:style-name="T1"><text:tab/>-zones clignotante</text:span></text:p>
      <text:p text:style-name="P5"><text:span text:style-name="T1"><text:tab/>-zone avec brouillard</text:span></text:p>
      <text:p text:style-name="P5"><text:span text:style-name="T1"/></text:p>
      <text:p text:style-name="P5"><text:span text:style-name="T1">On voit ici qu'un mélange des choix peut être possible pour agrémenter le gameplay dans différentes situation, il faudra élucider ces points. </text:span></text:p>
      <text:p text:style-name="P5"><text:span text:style-name="T1"/></text:p>
      <text:p text:style-name="P5">Biome : </text:p>
      <text:p text:style-name="P4"/>
      <text:p text:style-name="P3">On prévoit trois biome (voir plus si idée) : </text:p>
      <text:p text:style-name="P3"><text:tab/>-Humain (pirate notamment)</text:p>
      <text:p text:style-name="P3"><text:tab/>-Robotique (ancien vaisseau de défense, minier, etc. Entierement piloté et géré et défendu <text:tab/> par des robots)</text:p>
      <text:p text:style-name="P3"><text:tab/>-Mutant (ou alien) (Il restait à justifier leur présence, avec Alien y a pas besoin, a voir). </text:p>
      <text:p text:style-name="P3"/>
      <text:p text:style-name="P3">Chaque biome a des ennemies, des proba de loot et des armes spécifiques (y a-t-il des armes que l'on peut uniquement drop sur certain biome, à voir). </text:p>
      <text:p text:style-name="P3"/>
      <text:p text:style-name="P3">Il existe aussi des ennemis spéciaux que l'on recontre parfois dans les donjons, des bosses (un par zones, qui peuvent être des ennemis spéciaux du moins au début, ou des versions boostés) et bien le boss, Capitaine Olbatar, avec la tête de Kim Jong Il. </text:p>
      <text:p text:style-name="P3"/>
      <text:p text:style-name="P3"><text:span text:style-name="T3">Vaisseau : </text:span></text:p>
      <text:p text:style-name="P3"><text:span text:style-name="T2"/></text:p>
      <text:p text:style-name="P3">La première chose à faire dans le vaisseau, c'est la réparation, on se sert de cet élément scénarisitque <text:s/>pour faire le tuto est introduire le jeu. </text:p>
      <text:p text:style-name="P3"/>
      <text:p text:style-name="P3">Une fois le vaisseau réparé, le joueur peut se déplacer dans une certaine zone en fonction de son moteur, au début son moteur est réparé à l'arrache, il peut donc uniquement se déplacer dans une petite zone pour un fort coup en carburant. La progression dans le jeu lui permet de mieux réparé son moteur et donc de pouvoir aller plus loin avec son carburant plus facilement (ce peut être des bosses dans chaque zone par exemple qui ont les pièces nécessaires). </text:p>
      <text:p text:style-name="P3"/>
      <text:p text:style-name="P3">Au début les senseurs (ou capteurs) ne sont pas performant, en effet ils ont été développer par une entreprise de creation de dessin animé, donc on va pas aller bien loin avec des capteurs pareils, on voit donc qu'une petite partie de la map. </text:p>
      <text:p text:style-name="P3"/>
      <text:p text:style-name="P3"><text:soft-page-break/>Le vaisseau pourrait aussi être amélioré avec de la récup, à définir.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5M16S</meta:editing-duration>
    <meta:editing-cycles>8</meta:editing-cycles>
    <meta:generator>OpenOffice/4.1.1$Win32 OpenOffice.org_project/411m6$Build-9775</meta:generator>
    <dc:date>2015-11-01T16:46:21.08</dc:date>
    <meta:document-statistic meta:table-count="0" meta:image-count="0" meta:object-count="0" meta:page-count="4" meta:paragraph-count="81" meta:word-count="1219" meta:character-count="7285"/>
    <meta:user-defined meta:name="Info 1"/>
    <meta:user-defined meta:name="Info 2"/>
    <meta:user-defined meta:name="Info 3"/>
    <meta:user-defined meta:name="Info 4"/>
  </office:meta>
</office:document-meta>
</file>